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2.693cm" style:rel-column-width="1527*"/>
    </style:style>
    <style:style style:name="Πίνακας2.B" style:family="table-column">
      <style:table-column-properties style:column-width="5.807cm" style:rel-column-width="3292*"/>
    </style:style>
    <style:style style:name="Πίνακας2.C" style:family="table-column">
      <style:table-column-properties style:column-width="6.701cm" style:rel-column-width="3799*"/>
    </style:style>
    <style:style style:name="Πίνακας2.D" style:family="table-column">
      <style:table-column-properties style:column-width="1.799cm" style:rel-column-width="1020*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D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1pt" fo:language="en" fo:country="US" fo:font-weight="bold" style:font-size-asian="11pt" style:font-size-complex="11pt"/>
    </style:style>
    <style:style style:name="P2" style:family="paragraph" style:parent-style-name="Text_20_body" style:list-style-name="L1">
      <style:text-properties fo:font-size="11pt" fo:language="en" fo:country="US" officeooo:rsid="00174a89" officeooo:paragraph-rsid="00174a89" style:font-size-asian="11pt" style:font-size-complex="11pt"/>
    </style:style>
    <style:style style:name="P3" style:family="paragraph" style:parent-style-name="Text_20_body">
      <style:text-properties fo:font-size="11pt" fo:font-weight="bold" style:font-size-asian="11pt" style:font-size-complex="11pt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Text_20_body">
      <style:text-properties fo:font-size="11pt" officeooo:paragraph-rsid="00174a89" style:font-size-asian="11pt" style:font-size-complex="11pt"/>
    </style:style>
    <style:style style:name="P6" style:family="paragraph" style:parent-style-name="Text_20_body" style:list-style-name="L1">
      <style:text-properties fo:font-size="11pt" officeooo:paragraph-rsid="00174a89" style:font-size-asian="11pt" style:font-size-complex="11pt"/>
    </style:style>
    <style:style style:name="P7" style:family="paragraph" style:parent-style-name="Text_20_body" style:list-style-name="L1">
      <style:text-properties fo:font-size="11pt" officeooo:paragraph-rsid="001add0d" style:font-size-asian="11pt" style:font-size-complex="11pt"/>
    </style:style>
    <style:style style:name="P8" style:family="paragraph" style:parent-style-name="Text_20_body">
      <style:text-properties fo:font-size="11pt" officeooo:rsid="00174a89" officeooo:paragraph-rsid="00174a89" style:font-size-asian="11pt" style:font-size-complex="11pt"/>
    </style:style>
    <style:style style:name="P9" style:family="paragraph" style:parent-style-name="Text_20_body">
      <style:text-properties fo:font-size="11pt" officeooo:paragraph-rsid="001add0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fo:language="el" fo:country="GR" fo:font-weight="bold" officeooo:rsid="00162fd1" officeooo:paragraph-rsid="00162fd1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fo:language="el" fo:country="GR" officeooo:rsid="00167f6d" officeooo:paragraph-rsid="00167f6d" style:font-size-asian="11pt" style:font-size-complex="11pt"/>
    </style:style>
    <style:style style:name="P12" style:family="paragraph" style:parent-style-name="Table_20_Contents">
      <style:text-properties fo:font-size="11pt" fo:font-weight="bold" officeooo:rsid="00162fd1" officeooo:paragraph-rsid="00162fd1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162fd1" officeooo:paragraph-rsid="00162fd1" style:font-size-asian="11pt" style:font-size-complex="11pt"/>
    </style:style>
    <style:style style:name="P15" style:family="paragraph" style:parent-style-name="Table_20_Contents">
      <style:text-properties fo:font-size="11pt" officeooo:rsid="00162fd1" officeooo:paragraph-rsid="00162fd1" style:font-size-asian="11pt" style:font-size-complex="11pt"/>
    </style:style>
    <style:style style:name="P16" style:family="paragraph" style:parent-style-name="Table_20_Contents">
      <style:text-properties fo:font-size="11pt" officeooo:rsid="00162fd1" officeooo:paragraph-rsid="00167f6d" style:font-size-asian="11pt" style:font-size-complex="11pt"/>
    </style:style>
    <style:style style:name="P17" style:family="paragraph" style:parent-style-name="Table_20_Contents">
      <style:text-properties fo:font-size="11pt" officeooo:rsid="00167f6d" officeooo:paragraph-rsid="00167f6d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167f6d" officeooo:paragraph-rsid="00167f6d" style:font-size-asian="11pt" style:font-size-complex="11pt"/>
    </style:style>
    <style:style style:name="P19" style:family="paragraph" style:parent-style-name="Table_20_Contents">
      <style:text-properties fo:font-size="11pt" officeooo:paragraph-rsid="00167f6d" style:font-size-asian="11pt" style:font-size-complex="11pt"/>
    </style:style>
    <style:style style:name="P20" style:family="paragraph" style:parent-style-name="Table_20_Contents">
      <style:text-properties fo:font-size="11pt" fo:language="en" fo:country="US" officeooo:rsid="00167f6d" officeooo:paragraph-rsid="00167f6d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fo:language="en" fo:country="US" officeooo:rsid="00167f6d" officeooo:paragraph-rsid="00167f6d" style:font-size-asian="11pt" style:font-size-complex="11pt"/>
    </style:style>
    <style:style style:name="P22" style:family="paragraph" style:parent-style-name="Table_20_Contents">
      <style:paragraph-properties fo:margin-top="0cm" fo:margin-bottom="0cm" loext:contextual-spacing="false"/>
      <style:text-properties officeooo:paragraph-rsid="00162fd1"/>
    </style:style>
    <style:style style:name="P23" style:family="paragraph" style:parent-style-name="Table_20_Contents">
      <style:paragraph-properties fo:margin-top="0cm" fo:margin-bottom="0cm" loext:contextual-spacing="false"/>
      <style:text-properties fo:font-size="11pt" officeooo:paragraph-rsid="00162fd1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1ba6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/>
    </style:style>
    <style:style style:name="T6" style:family="text">
      <style:text-properties fo:language="en" fo:country="US" fo:font-weight="bold" officeooo:rsid="00174a89" style:font-weight-asian="bold" style:font-weight-complex="bold"/>
    </style:style>
    <style:style style:name="T7" style:family="text">
      <style:text-properties fo:language="en" fo:country="US" officeooo:rsid="00174a89"/>
    </style:style>
    <style:style style:name="T8" style:family="text">
      <style:text-properties fo:language="en" fo:country="US" officeooo:rsid="0018ef56"/>
    </style:style>
    <style:style style:name="T9" style:family="text">
      <style:text-properties fo:language="en" fo:country="US" officeooo:rsid="001aa126"/>
    </style:style>
    <style:style style:name="T10" style:family="text">
      <style:text-properties officeooo:rsid="00167f6d"/>
    </style:style>
    <style:style style:name="T11" style:family="text">
      <style:text-properties fo:language="el" fo:country="GR"/>
    </style:style>
    <style:style style:name="T12" style:family="text">
      <style:text-properties fo:language="el" fo:country="GR" officeooo:rsid="00174a89"/>
    </style:style>
    <style:style style:name="T13" style:family="text">
      <style:text-properties fo:language="el" fo:country="GR" fo:font-weight="bold" officeooo:rsid="00174a89" style:font-weight-asian="bold" style:font-weight-complex="bold"/>
    </style:style>
    <style:style style:name="T14" style:family="text">
      <style:text-properties fo:language="el" fo:country="GR" officeooo:rsid="001aa126"/>
    </style:style>
    <style:style style:name="T15" style:family="text">
      <style:text-properties fo:language="el" fo:country="GR" officeooo:rsid="001add0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174a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Home - OER PROJECT</text:p>
      <text:p text:style-name="P3">Τίτλος: Κατασκευή έξυπνου σπιτιού στα πλαίσια του διαγωνισμού της ΕΛΛΑΚ 2018-19 </text:p>
      <text:p text:style-name="P3">Βαθμίδα: Γυμνάσιο </text:p>
      <text:p text:style-name="P4"/>
      <text:p text:style-name="P8"><text:span text:style-name="T3">Σ</text:span><text:span text:style-name="T2">τόχοι</text:span></text:p>
      <text:p text:style-name="P5"><text:span text:style-name="T17">Οι μαθητές/τριες θα πρέπει να είναι σε θέση να μπορούν να χειρίζονται χωρίς λάθη τα παρακάτω προγράμματα:</text:span></text:p>
      <text:list xml:id="list3956860752" text:style-name="L1">
        <text:list-item>
          <text:p text:style-name="P6"><text:span text:style-name="T6">inkscape</text:span><text:span text:style-name="T7"> </text:span><text:span text:style-name="T12">για δημιουργία γραφικών (Ανοικτής άδειας χρήσης)</text:span></text:p>
        </text:list-item>
        <text:list-item>
          <text:p text:style-name="P6"><text:span text:style-name="T6">Mblock</text:span><text:span text:style-name="T7"> (</text:span><text:span text:style-name="T12">βασισμένο στο </text:span><text:span text:style-name="T7">Scratch) </text:span><text:span text:style-name="T12">για την δημιουργία του κώδικα <text:s/>(Ανοικτής άδειας χρήσης)</text:span></text:p>
        </text:list-item>
        <text:list-item>
          <text:p text:style-name="P6"><text:span text:style-name="T6">Notepad</text:span><text:span text:style-name="T7">++ </text:span><text:span text:style-name="T12">ή </text:span><text:span text:style-name="T6">atom</text:span><text:span text:style-name="T7"> </text:span><text:span text:style-name="T8">(MIT License) </text:span><text:span text:style-name="T12">για την συγγραφή των αρχείων </text:span><text:span text:style-name="T7">md </text:span><text:span text:style-name="T12">στο </text:span><text:span text:style-name="T7">github</text:span></text:p>
        </text:list-item>
        <text:list-item>
          <text:p text:style-name="P2"><text:span text:style-name="T2">Gimp</text:span> <text:span text:style-name="T11">για επεξεργασία των φωτογραφιών και των εικόνων που απαιτούνται </text:span></text:p>
        </text:list-item>
        <text:list-item>
          <text:p text:style-name="P7"><text:span text:style-name="T13">Γραμμή εντολών</text:span><text:span text:style-name="T12"> για διαχείριση του υλικού τους και χρήση του </text:span><text:span text:style-name="T7">git</text:span></text:p>
        </text:list-item>
      </text:list>
      <text:p text:style-name="P9"><text:span text:style-name="T14">Θα πρέπει να μπορούν να χρησιμοποιούν απλά ηλεκτρολογικά και ξυλουργικά εργαλεία με ασφάλεια </text:span><text:span text:style-name="T15">όπως κατσαβίδια κλπ</text:span></text:p>
      <text:p text:style-name="P9"/>
      <text:p text:style-name="P4"><text:span text:style-name="T1">Οργάνωση </text:span><text:span text:style-name="T5">Project</text:span></text:p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/>
        <table:table-row>
          <table:table-cell table:style-name="Πίνακας2.A1" office:value-type="string">
            <text:p text:style-name="P10">Πότε/Στάδια υλοποίησης</text:p>
          </table:table-cell>
          <table:table-cell table:style-name="Πίνακας2.A1" office:value-type="string">
            <text:p text:style-name="P12">Τί</text:p>
          </table:table-cell>
          <table:table-cell table:style-name="Πίνακας2.A1" office:value-type="string">
            <text:p text:style-name="P12">Εργαλείο</text:p>
          </table:table-cell>
          <table:table-cell table:style-name="Πίνακας2.D1" office:value-type="string">
            <text:p text:style-name="P12">Ποιος</text:p>
          </table:table-cell>
        </table:table-row>
        <table:table-row>
          <table:table-cell table:style-name="Πίνακας2.A2" office:value-type="string">
            <text:p text:style-name="P14">1</text:p>
          </table:table-cell>
          <table:table-cell table:style-name="Πίνακας2.A2" office:value-type="string">
            <text:p text:style-name="P23">Σχεδιασμός σπιτιού </text:p>
          </table:table-cell>
          <table:table-cell table:style-name="Πίνακας2.A2" office:value-type="string">
            <text:p text:style-name="P22"><text:span text:style-name="T16">Πρόγραμμα Διανυσματικών γραφικών </text:span><text:a xlink:type="simple" xlink:href="https://inkscape.org/" text:style-name="Internet_20_link" text:visited-style-name="Visited_20_Internet_20_Link"><text:span text:style-name="T16">inkscape</text:span></text:a></text:p>
          </table:table-cell>
          <table:table-cell table:style-name="Πίνακας2.D2" office:value-type="string">
            <text:p text:style-name="P13"/>
          </table:table-cell>
        </table:table-row>
        <table:table-row>
          <table:table-cell table:style-name="Πίνακας2.A2" office:value-type="string">
            <text:p text:style-name="P14">2</text:p>
          </table:table-cell>
          <table:table-cell table:style-name="Πίνακας2.A2" office:value-type="string">
            <text:p text:style-name="P23">Εύρεση Υλικών – Ξυλείας – Κατασκευή ξυλοκατασκευής</text:p>
          </table:table-cell>
          <table:table-cell table:style-name="Πίνακας2.A2" office:value-type="string">
            <text:p text:style-name="P15">Εργαλεία ξυλουργικής, <text:span text:style-name="T10">μπογιές </text:span></text:p>
            <text:p text:style-name="P15">Εργαστήριο Τεχνολογίας</text:p>
          </table:table-cell>
          <table:table-cell table:style-name="Πίνακας2.D2" office:value-type="string">
            <text:p text:style-name="P13"/>
          </table:table-cell>
        </table:table-row>
        <table:table-row>
          <table:table-cell table:style-name="Πίνακας2.A2" office:value-type="string">
            <text:p text:style-name="P14">3</text:p>
          </table:table-cell>
          <table:table-cell table:style-name="Πίνακας2.A2" office:value-type="string">
            <text:p text:style-name="P11">Τοποθέτηση καλωδιώσεων</text:p>
          </table:table-cell>
          <table:table-cell table:style-name="Πίνακας2.A2" office:value-type="string">
            <text:p text:style-name="P11"><text:span text:style-name="T4">utp </text:span>καλώδια, πολύμετρο για έλεγχο, απογυμνωτής, <text:s/>Πιστόλι θερμοκόλλησης <text:s/></text:p>
          </table:table-cell>
          <table:table-cell table:style-name="Πίνακας2.D2" office:value-type="string">
            <text:p text:style-name="P13"/>
          </table:table-cell>
        </table:table-row>
        <table:table-row>
          <table:table-cell table:style-name="Πίνακας2.A2" office:value-type="string">
            <text:p text:style-name="P14">4</text:p>
          </table:table-cell>
          <table:table-cell table:style-name="Πίνακας2.A2" office:value-type="string">
            <text:p text:style-name="P17">Τοποθέτηση ηλεκτρονικού εξοπλισμού (<text:span text:style-name="T4">Arduino, </text:span><text:span text:style-name="T11">κλπ)</text:span></text:p>
          </table:table-cell>
          <table:table-cell table:style-name="Πίνακας2.A2" office:value-type="string">
            <text:p text:style-name="P17">Κατσαβίδια, Θερμοκόλληση, </text:p>
          </table:table-cell>
          <table:table-cell table:style-name="Πίνακας2.D2" office:value-type="string">
            <text:p text:style-name="P13"/>
          </table:table-cell>
        </table:table-row>
        <table:table-row>
          <table:table-cell table:style-name="Πίνακας2.A2" office:value-type="string">
            <text:p text:style-name="P14">5</text:p>
          </table:table-cell>
          <table:table-cell table:style-name="Πίνακας2.A2" office:value-type="string">
            <text:p text:style-name="P17">Κατασκευή εσωτερικού διάκοσμου</text:p>
          </table:table-cell>
          <table:table-cell table:style-name="Πίνακας2.A2" office:value-type="string">
            <text:p text:style-name="P16">Εργαλεία ξυλουργικής, <text:span text:style-name="T10">μπογιές </text:span></text:p>
            <text:p text:style-name="P16">Εργαστήριο Τεχνολογίας</text:p>
          </table:table-cell>
          <table:table-cell table:style-name="Πίνακας2.D2" office:value-type="string">
            <text:p text:style-name="P13"/>
          </table:table-cell>
        </table:table-row>
        <table:table-row>
          <table:table-cell table:style-name="Πίνακας2.A2" office:value-type="string">
            <text:p text:style-name="P14">6</text:p>
          </table:table-cell>
          <table:table-cell table:style-name="Πίνακας2.A2" office:value-type="string">
            <text:p text:style-name="P17">Προγραμματισμός</text:p>
          </table:table-cell>
          <table:table-cell table:style-name="Πίνακας2.A2" office:value-type="string">
            <text:p text:style-name="P20">Mblock</text:p>
          </table:table-cell>
          <table:table-cell table:style-name="Πίνακας2.D2" office:value-type="string">
            <text:p text:style-name="P19"/>
          </table:table-cell>
        </table:table-row>
        <table:table-row>
          <table:table-cell table:style-name="Πίνακας2.A2" office:value-type="string">
            <text:p text:style-name="P21">7</text:p>
          </table:table-cell>
          <table:table-cell table:style-name="Πίνακας2.A2" office:value-type="string">
            <text:p text:style-name="P11">Έλεγχος λειτουργίας</text:p>
          </table:table-cell>
          <table:table-cell table:style-name="Πίνακας2.A2" office:value-type="string">
            <text:p text:style-name="P20"/>
          </table:table-cell>
          <table:table-cell table:style-name="Πίνακας2.D2" office:value-type="string">
            <text:p text:style-name="P19"/>
          </table:table-cell>
        </table:table-row>
        <table:table-row>
          <table:table-cell table:style-name="Πίνακας2.A2" office:value-type="string">
            <text:p text:style-name="P18">8</text:p>
          </table:table-cell>
          <table:table-cell table:style-name="Πίνακας2.A2" office:value-type="string">
            <text:p text:style-name="P17">Δημιουργία <text:span text:style-name="T4">github</text:span></text:p>
          </table:table-cell>
          <table:table-cell table:style-name="Πίνακας2.A2" office:value-type="string">
            <text:p text:style-name="P20">Editor notepad++ <text:span text:style-name="T11">ή </text:span>atom</text:p>
          </table:table-cell>
          <table:table-cell table:style-name="Πίνακας2.D2" office:value-type="string">
            <text:p text:style-name="P19"/>
          </table:table-cell>
        </table:table-row>
        <table:table-row>
          <table:table-cell table:style-name="Πίνακας2.A2" office:value-type="string">
            <text:p text:style-name="P18">9</text:p>
          </table:table-cell>
          <table:table-cell table:style-name="Πίνακας2.A2" office:value-type="string">
            <text:p text:style-name="P17">Δημιουργία βίντεο</text:p>
          </table:table-cell>
          <table:table-cell table:style-name="Πίνακας2.A2" office:value-type="string">
            <text:p text:style-name="P11">Πρόγραμμα επεξεργασίας βίντεο</text:p>
          </table:table-cell>
          <table:table-cell table:style-name="Πίνακας2.D2" office:value-type="string">
            <text:p text:style-name="P19"/>
          </table:table-cell>
        </table:table-row>
        <table:table-row>
          <table:table-cell table:style-name="Πίνακας2.A2" office:value-type="string">
            <text:p text:style-name="P18">10</text:p>
          </table:table-cell>
          <table:table-cell table:style-name="Πίνακας2.A2" office:value-type="string">
            <text:p text:style-name="P17">Τελικός έλεγχος και ανέβασμα υλικών</text:p>
          </table:table-cell>
          <table:table-cell table:style-name="Πίνακας2.A2" office:value-type="string">
            <text:p text:style-name="P11"/>
          </table:table-cell>
          <table:table-cell table:style-name="Πίνακας2.D2" office:value-type="string">
            <text:p text:style-name="P19"/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04:27.635000000</meta:creation-date>
    <dc:date>2019-04-21T23:39:56.058000000</dc:date>
    <meta:editing-duration>PT25M16S</meta:editing-duration>
    <meta:editing-cycles>7</meta:editing-cycles>
    <meta:generator>LibreOffice/6.0.3.2$Windows_x86 LibreOffice_project/8f48d515416608e3a835360314dac7e47fd0b821</meta:generator>
    <meta:document-statistic meta:table-count="1" meta:image-count="0" meta:object-count="0" meta:page-count="1" meta:paragraph-count="46" meta:word-count="187" meta:character-count="1331" meta:non-whitespace-character-count="1182"/>
  </office:meta>
</office:document-meta>
</file>